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EntryImpl.getRestriction( String restric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cessControlEntryImpl.AccessControlEntryImpl( Principal principal , Privilege [ ] privileges , boolean isAllow , Map restric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ccessControlEntryImp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EntryImpl.buil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ssControlEntryImpl.getRestri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cessControlEntryImpl.getPrivile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ntryImpl.is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ntryImpl.AccessControlEntryImpl( Principal principal , Privilege [ ]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ntryImpl.getPrivilege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ntryImpl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cessControlEntryImpl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